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tyle="normal" style:text-underline-style="none" officeooo:rsid="0021ed39" officeooo:paragraph-rsid="001d1489" style:font-style-asian="normal" style:font-style-complex="normal"/>
    </style:style>
    <style:style style:name="P2" style:family="paragraph" style:parent-style-name="Standard">
      <style:text-properties style:font-name="Courier 10 Pitch" fo:font-style="normal" style:text-underline-style="none" officeooo:rsid="00291adc" officeooo:paragraph-rsid="001d1489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!/bin/bash </text:p>
      <text:p text:style-name="P1">for i in $( ls ); do </text:p>
      <text:p text:style-name="P1"><text:s text:c="4"/>echo item: $i </text:p>
      <text:p text:style-name="P1">done </text:p>
      <text:p text:style-name="P1"/>
      <text:p text:style-name="P1">for i in `seq 1 10`; </text:p>
      <text:p text:style-name="P1"><text:s text:c="4"/>do </text:p>
      <text:p text:style-name="P1"><text:s text:c="8"/>echo $i </text:p>
      <text:p text:style-name="P1"><text:s text:c="4"/>done </text:p>
      <text:p text:style-name="P1"/>
      <text:p text:style-name="P1">COUNTER=0 </text:p>
      <text:p text:style-name="P1">while [ <text:s/>$COUNTER -lt 10 ]; do </text:p>
      <text:p text:style-name="P1"><text:s text:c="5"/>echo The counter is $COUNTER </text:p>
      <text:p text:style-name="P1"><text:s text:c="5"/>let COUNTER=COUNTER+1 </text:p>
      <text:p text:style-name="P1"><text:s/>done </text:p>
      <text:p text:style-name="P2"/>
      <text:p text:style-name="P1"><text:s/>COUNTER=20 </text:p>
      <text:p text:style-name="P1"><text:s/>until [ <text:s/>$COUNTER -lt 10 ]; do </text:p>
      <text:p text:style-name="P1"><text:s text:c="5"/>echo COUNTER $COUNTER </text:p>
      <text:p text:style-name="P1"><text:s text:c="5"/>let COUNTER-=1 </text:p>
      <text:p text:style-name="P1"><text:s/>don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21:39:19.948000000</meta:creation-date>
    <dc:date>2018-01-24T21:54:22.848000000</dc:date>
    <meta:editing-duration>PT4M52S</meta:editing-duration>
    <meta:editing-cycles>1</meta:editing-cycles>
    <meta:document-statistic meta:table-count="0" meta:image-count="0" meta:object-count="0" meta:page-count="1" meta:paragraph-count="18" meta:word-count="52" meta:character-count="314" meta:non-whitespace-character-count="216"/>
    <meta:generator>LibreOffice/5.4.4.2$Windows_X86_64 LibreOffice_project/2524958677847fb3bb44820e40380acbe820f960</meta:generator>
  </office:meta>
</office:document-meta>
</file>